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A_29_B_29_C_29_D_29_" style:list-style-name="Exos">
      <style:text-properties officeooo:rsid="000f6b7e" officeooo:paragraph-rsid="000f6b7e"/>
    </style:style>
    <style:style style:name="P3" style:family="paragraph" style:parent-style-name="A_29_B_29_C_29_D_29_" style:list-style-name="Exos">
      <style:text-properties officeooo:rsid="00108a51" officeooo:paragraph-rsid="00108a51"/>
    </style:style>
    <style:style style:name="P4" style:family="paragraph" style:parent-style-name="A_29_B_29_C_29_D_29_" style:list-style-name="Exos">
      <style:text-properties officeooo:rsid="001143d9" officeooo:paragraph-rsid="001143d9"/>
    </style:style>
    <style:style style:name="P5" style:family="paragraph" style:parent-style-name="A_29_B_29_C_29_D_29_" style:list-style-name="">
      <style:text-properties officeooo:rsid="001143d9" officeooo:paragraph-rsid="001143d9"/>
    </style:style>
    <style:style style:name="P6" style:family="paragraph" style:parent-style-name="ABCD">
      <style:paragraph-properties>
        <style:tab-stops/>
      </style:paragraph-properties>
      <style:text-properties fo:language="en" fo:country="GB" officeooo:rsid="0016091d" officeooo:paragraph-rsid="000a99c1"/>
    </style:style>
    <style:style style:name="P7" style:family="paragraph" style:parent-style-name="ABCD">
      <style:paragraph-properties>
        <style:tab-stops/>
      </style:paragraph-properties>
      <style:text-properties fo:language="en" fo:country="GB" officeooo:rsid="0016091d" officeooo:paragraph-rsid="000de1fe"/>
    </style:style>
    <style:style style:name="P8" style:family="paragraph" style:parent-style-name="ABCD" style:list-style-name="">
      <style:paragraph-properties>
        <style:tab-stops/>
      </style:paragraph-properties>
      <style:text-properties fo:language="en" fo:country="GB" officeooo:rsid="0016091d" officeooo:paragraph-rsid="000a99c1"/>
    </style:style>
    <style:style style:name="P9" style:family="paragraph" style:parent-style-name="ABCD" style:list-style-name="Exos">
      <style:paragraph-properties>
        <style:tab-stops/>
      </style:paragraph-properties>
      <style:text-properties fo:language="en" fo:country="GB" officeooo:rsid="0016091d" officeooo:paragraph-rsid="0016091d"/>
    </style:style>
    <style:style style:name="P10" style:family="paragraph" style:parent-style-name="ABCD" style:list-style-name="Numbering_20_ABC">
      <style:paragraph-properties>
        <style:tab-stops/>
      </style:paragraph-properties>
      <style:text-properties fo:language="en" fo:country="GB" officeooo:rsid="001bd3f6" officeooo:paragraph-rsid="000a99c1"/>
    </style:style>
    <style:style style:name="P11" style:family="paragraph" style:parent-style-name="ABCD" style:list-style-name="Numbering_20_ABC">
      <style:paragraph-properties>
        <style:tab-stops/>
      </style:paragraph-properties>
      <style:text-properties fo:language="en" fo:country="GB" officeooo:rsid="001bd3f6" officeooo:paragraph-rsid="001bd3f6"/>
    </style:style>
    <style:style style:name="P12" style:family="paragraph" style:parent-style-name="ABCD" style:list-style-name="Numbering_20_ABC">
      <style:paragraph-properties>
        <style:tab-stops/>
      </style:paragraph-properties>
      <style:text-properties fo:language="en" fo:country="GB" officeooo:rsid="001cdbf8" officeooo:paragraph-rsid="000a99c1"/>
    </style:style>
    <style:style style:name="P13" style:family="paragraph" style:parent-style-name="ABCD" style:list-style-name="Exos">
      <style:paragraph-properties>
        <style:tab-stops/>
      </style:paragraph-properties>
      <style:text-properties officeooo:paragraph-rsid="001cdbf8"/>
    </style:style>
    <style:style style:name="P14" style:family="paragraph" style:parent-style-name="ABCD" style:list-style-name="Numbering_20_ABC">
      <style:paragraph-properties>
        <style:tab-stops/>
      </style:paragraph-properties>
      <style:text-properties officeooo:paragraph-rsid="000a99c1"/>
    </style:style>
    <style:style style:name="P15" style:family="paragraph" style:parent-style-name="ABCD" style:list-style-name="Numbering_20_ABC">
      <style:paragraph-properties>
        <style:tab-stops/>
      </style:paragraph-properties>
      <style:text-properties officeooo:paragraph-rsid="001cdbf8"/>
    </style:style>
    <style:style style:name="P16" style:family="paragraph" style:parent-style-name="ABCD" style:list-style-name="">
      <style:paragraph-properties>
        <style:tab-stops/>
      </style:paragraph-properties>
      <style:text-properties officeooo:paragraph-rsid="001cdbf8"/>
    </style:style>
    <style:style style:name="P17" style:family="paragraph" style:parent-style-name="ABCD" style:list-style-name="">
      <style:paragraph-properties>
        <style:tab-stops/>
      </style:paragraph-properties>
      <style:text-properties officeooo:paragraph-rsid="000a99c1"/>
    </style:style>
    <style:style style:name="P18" style:family="paragraph" style:parent-style-name="ABCD" style:list-style-name="Numbering_20_ABC"/>
    <style:style style:name="P19" style:family="paragraph" style:parent-style-name="ABCD" style:list-style-name="Numbering_20_ABC">
      <style:paragraph-properties>
        <style:tab-stops/>
      </style:paragraph-properties>
      <style:text-properties fo:language="nl" fo:country="NL" officeooo:rsid="001bd3f6" officeooo:paragraph-rsid="000a99c1"/>
    </style:style>
    <style:style style:name="P20" style:family="paragraph" style:parent-style-name="ABCD" style:list-style-name="">
      <style:paragraph-properties>
        <style:tab-stops/>
      </style:paragraph-properties>
      <style:text-properties fo:language="nl" fo:country="NL" officeooo:rsid="001bd3f6" officeooo:paragraph-rsid="000a99c1"/>
    </style:style>
    <style:style style:name="P21" style:family="paragraph" style:parent-style-name="ABCD">
      <style:text-properties officeooo:rsid="001f1cf6" officeooo:paragraph-rsid="001f1cf6"/>
    </style:style>
    <style:style style:name="P22" style:family="paragraph" style:parent-style-name="ABCD" style:list-style-name="Numbering_20_ABC">
      <style:text-properties officeooo:rsid="001f1cf6" officeooo:paragraph-rsid="001f1cf6"/>
    </style:style>
    <style:style style:name="P23" style:family="paragraph" style:parent-style-name="ABCD" style:list-style-name="">
      <style:text-properties officeooo:rsid="001f1cf6" officeooo:paragraph-rsid="001f1cf6"/>
    </style:style>
    <style:style style:name="P24" style:family="paragraph" style:parent-style-name="ABCD" style:list-style-name="Exos">
      <style:text-properties officeooo:rsid="001f1cf6" officeooo:paragraph-rsid="001f1cf6"/>
    </style:style>
    <style:style style:name="P25" style:family="paragraph" style:parent-style-name="ABCD" style:list-style-name="Numbering_20_ABC">
      <style:paragraph-properties>
        <style:tab-stops/>
      </style:paragraph-properties>
      <style:text-properties officeooo:rsid="001f1cf6" officeooo:paragraph-rsid="001f1cf6"/>
    </style:style>
    <style:style style:name="P26" style:family="paragraph" style:parent-style-name="ABCD" style:list-style-name="Exos">
      <style:paragraph-properties>
        <style:tab-stops/>
      </style:paragraph-properties>
      <style:text-properties officeooo:rsid="001f4a3b" officeooo:paragraph-rsid="001f4a3b"/>
    </style:style>
    <style:style style:name="P27" style:family="paragraph" style:parent-style-name="ABCD">
      <style:text-properties officeooo:rsid="001f4a3b" officeooo:paragraph-rsid="001f4a3b"/>
    </style:style>
    <style:style style:name="P28" style:family="paragraph" style:parent-style-name="ABCD" style:list-style-name="">
      <style:text-properties officeooo:rsid="001f4a3b" officeooo:paragraph-rsid="001f4a3b"/>
    </style:style>
    <style:style style:name="P29" style:family="paragraph" style:parent-style-name="ABCD" style:list-style-name="Exos">
      <style:text-properties officeooo:rsid="001f4a3b" officeooo:paragraph-rsid="001f4a3b"/>
    </style:style>
    <style:style style:name="P30" style:family="paragraph" style:parent-style-name="ABCD">
      <style:text-properties officeooo:rsid="00211b23" officeooo:paragraph-rsid="00211b23"/>
    </style:style>
    <style:style style:name="P31" style:family="paragraph" style:parent-style-name="ABCD" style:list-style-name="">
      <style:paragraph-properties fo:text-align="start" style:justify-single-word="false">
        <style:tab-stops/>
      </style:paragraph-properties>
      <style:text-properties officeooo:paragraph-rsid="000a99c1"/>
    </style:style>
    <style:style style:name="P32" style:family="paragraph" style:parent-style-name="ABCD" style:list-style-name="">
      <style:paragraph-properties fo:margin-left="0.501cm" fo:margin-right="0cm" fo:orphans="0" fo:widows="0" fo:text-indent="-0.501cm" style:auto-text-indent="false">
        <style:tab-stops/>
      </style:paragraph-properties>
      <style:text-properties fo:language="de" fo:country="DE" officeooo:rsid="000ab9db" officeooo:paragraph-rsid="000ab9db"/>
    </style:style>
    <style:style style:name="P33" style:family="paragraph" style:parent-style-name="ABCD" style:list-style-name="Exos">
      <style:paragraph-properties fo:break-before="column">
        <style:tab-stops/>
      </style:paragraph-properties>
      <style:text-properties officeooo:rsid="001e91df" officeooo:paragraph-rsid="001e91df"/>
    </style:style>
    <style:style style:name="P34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9.011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P35" style:family="paragraph" style:parent-style-name="Standard" style:list-style-name="Exos">
      <style:paragraph-properties fo:margin-left="0.501cm" fo:margin-right="0cm" fo:orphans="0" fo:widows="0" fo:text-indent="-0.501cm" style:auto-text-indent="false" fo:break-before="column"/>
      <style:text-properties officeooo:paragraph-rsid="000a99c1"/>
    </style:style>
    <style:style style:name="P36" style:family="paragraph" style:parent-style-name="Standard" style:list-style-name="Exos">
      <style:paragraph-properties fo:margin-left="0.501cm" fo:margin-right="0cm" fo:orphans="0" fo:widows="0" fo:text-indent="-0.501cm" style:auto-text-indent="false"/>
      <style:text-properties officeooo:paragraph-rsid="000de1fe"/>
    </style:style>
    <style:style style:name="P37" style:family="paragraph" style:parent-style-name="Standard" style:list-style-name="Exos">
      <style:paragraph-properties fo:margin-left="0.501cm" fo:margin-right="0cm" fo:orphans="0" fo:widows="0" fo:text-indent="-0.501cm" style:auto-text-indent="false"/>
      <style:text-properties fo:language="fr" fo:country="FR" officeooo:paragraph-rsid="000a99c1"/>
    </style:style>
    <style:style style:name="T1" style:family="text">
      <style:text-properties fo:language="nl" fo:country="NL" officeooo:rsid="001bd3f6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a99c1"/>
    </style:style>
    <style:style style:name="T4" style:family="text">
      <style:text-properties fo:language="fr" fo:country="FR" officeooo:rsid="000de1fe"/>
    </style:style>
    <style:style style:name="T5" style:family="text">
      <style:text-properties fo:language="fr" fo:country="FR" officeooo:rsid="001bd3f6"/>
    </style:style>
    <style:style style:name="T6" style:family="text">
      <style:text-properties officeooo:rsid="00146c21"/>
    </style:style>
    <style:style style:name="T7" style:family="text">
      <style:text-properties officeooo:rsid="00220aec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501cm">
          <style:column-sep style:width="0.035cm" style:color="#000000" style:height="100%" style:style="solid"/>
          <style:column style:rel-width="21845*" fo:start-indent="0cm" fo:end-indent="0.25cm"/>
          <style:column style:rel-width="21845*" fo:start-indent="0.25cm" fo:end-indent="0.25cm"/>
          <style:column style:rel-width="21845*" fo:start-indent="0.2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Fractions : Calculs<text:tab/><text:span text:style-name="T7">3.1</text:span></text:h>
      <text:p text:style-name="P1"/>
      <text:section text:style-name="Sect1" text:name="Section1">
        <text:list xml:id="list2507851850" text:style-name="Exos">
          <text:list-item>
            <text:p text:style-name="P35"><text:span text:style-name="T3">Simplifie</text:span><text:span text:style-name="T2">r</text:span><text:span text:style-name="T3"> :</text:span></text:p>
          </text:list-item>
        </text:list>
        <text:list xml:id="list3617027429" text:style-name="Numbering_20_ABC">
          <text:list-item>
            <text:p text:style-name="P6"><draw:frame draw:style-name="fr1" draw:name="Objet33" text:anchor-type="as-char" svg:y="-0.639cm" svg:width="1.007cm" svg:height="1.041cm" draw:z-index="0"><draw:object xlink:href="./Object 48" xlink:type="simple" xlink:show="embed" xlink:actuate="onLoad"/><draw:image xlink:href="./ObjectReplacements/Object 48" xlink:type="simple" xlink:show="embed" xlink:actuate="onLoad"/></draw:frame></text:p>
          </text:list-item>
          <text:list-item>
            <text:p text:style-name="P7"><draw:frame draw:style-name="fr1" draw:name="Objet51" text:anchor-type="as-char" svg:y="-0.639cm" svg:width="1.02cm" svg:height="1.041cm" draw:z-index="1"><draw:object xlink:href="./Object 58" xlink:type="simple" xlink:show="embed" xlink:actuate="onLoad"/><draw:image xlink:href="./ObjectReplacements/Object 58" xlink:type="simple" xlink:show="embed" xlink:actuate="onLoad"/></draw:frame></text:p>
          </text:list-item>
          <text:list-item>
            <text:p text:style-name="P7"><draw:frame draw:style-name="fr1" draw:name="Objet52" text:anchor-type="as-char" svg:y="-0.639cm" svg:width="1cm" svg:height="1.041cm" draw:z-index="2"><draw:object xlink:href="./Object 59" xlink:type="simple" xlink:show="embed" xlink:actuate="onLoad"/><draw:image xlink:href="./ObjectReplacements/Object 59" xlink:type="simple" xlink:show="embed" xlink:actuate="onLoad"/></draw:frame></text:p>
          </text:list-item>
          <text:list-item>
            <text:p text:style-name="P7"><draw:frame draw:style-name="fr1" draw:name="Objet53" text:anchor-type="as-char" svg:y="-0.639cm" svg:width="1.023cm" svg:height="1.041cm" draw:z-index="3"><draw:object xlink:href="./Object 60" xlink:type="simple" xlink:show="embed" xlink:actuate="onLoad"/><draw:image xlink:href="./ObjectReplacements/Object 60" xlink:type="simple" xlink:show="embed" xlink:actuate="onLoad"/></draw:frame></text:p>
          </text:list-item>
        </text:list>
        <text:p text:style-name="P8"/>
        <text:list xml:id="list94544295001209" text:continue-list="list2507851850" text:style-name="Exos">
          <text:list-item>
            <text:p text:style-name="P9">Convertir en fraction</text:p>
          </text:list-item>
        </text:list>
        <text:list xml:id="list94543340318030" text:continue-list="list3617027429" text:style-name="Numbering_20_ABC">
          <text:list-item text:start-value="1">
            <text:p text:style-name="ABCD"><draw:frame draw:style-name="fr1" draw:name="Objet46" text:anchor-type="as-char" svg:y="-0.639cm" svg:width="0.901cm" svg:height="1.041cm" draw:z-index="4"><draw:object xlink:href="./Object 53" xlink:type="simple" xlink:show="embed" xlink:actuate="onLoad"/><draw:image xlink:href="./ObjectReplacements/Object 53" xlink:type="simple" xlink:show="embed" xlink:actuate="onLoad"/></draw:frame></text:p>
          </text:list-item>
          <text:list-item>
            <text:p text:style-name="ABCD"><draw:frame draw:style-name="fr1" draw:name="Objet47" text:anchor-type="as-char" svg:y="-0.639cm" svg:width="1.127cm" svg:height="1.041cm" draw:z-index="5"><draw:object xlink:href="./Object 54" xlink:type="simple" xlink:show="embed" xlink:actuate="onLoad"/><draw:image xlink:href="./ObjectReplacements/Object 54" xlink:type="simple" xlink:show="embed" xlink:actuate="onLoad"/></draw:frame></text:p>
          </text:list-item>
          <text:list-item>
            <text:p text:style-name="ABCD"><draw:frame draw:style-name="fr1" draw:name="Objet48" text:anchor-type="as-char" svg:y="-0.639cm" svg:width="1.117cm" svg:height="1.041cm" draw:z-index="6"><draw:object xlink:href="./Object 55" xlink:type="simple" xlink:show="embed" xlink:actuate="onLoad"/><draw:image xlink:href="./ObjectReplacements/Object 55" xlink:type="simple" xlink:show="embed" xlink:actuate="onLoad"/></draw:frame></text:p>
          </text:list-item>
          <text:list-item>
            <text:p text:style-name="ABCD"><draw:frame draw:style-name="fr1" draw:name="Objet49" text:anchor-type="as-char" svg:y="-0.639cm" svg:width="0.901cm" svg:height="1.041cm" draw:z-index="7"><draw:object xlink:href="./Object 56" xlink:type="simple" xlink:show="embed" xlink:actuate="onLoad"/><draw:image xlink:href="./ObjectReplacements/Object 56" xlink:type="simple" xlink:show="embed" xlink:actuate="onLoad"/></draw:frame></text:p>
          </text:list-item>
        </text:list>
        <text:p text:style-name="P32"/>
        <text:list xml:id="list94542514945250" text:continue-list="list94544295001209" text:style-name="Exos">
          <text:list-item>
            <text:p text:style-name="P36"><text:span text:style-name="T2">C</text:span><text:span text:style-name="T4">omparer</text:span><text:span text:style-name="T2"> :</text:span></text:p>
            <text:list>
              <text:list-item text:start-value="1">
                <text:p text:style-name="P2"><draw:frame draw:style-name="fr1" draw:name="Objet54" text:anchor-type="as-char" svg:y="-0.639cm" svg:width="0.796cm" svg:height="1.041cm" draw:z-index="8"><draw:object xlink:href="./Object 61" xlink:type="simple" xlink:show="embed" xlink:actuate="onLoad"/><draw:image xlink:href="./ObjectReplacements/Object 61" xlink:type="simple" xlink:show="embed" xlink:actuate="onLoad"/></draw:frame><text:s/>et <draw:frame draw:style-name="fr1" draw:name="Objet50" text:anchor-type="as-char" svg:y="-0.639cm" svg:width="0.587cm" svg:height="1.041cm" draw:z-index="9"><draw:object xlink:href="./Object 57" xlink:type="simple" xlink:show="embed" xlink:actuate="onLoad"/><draw:image xlink:href="./ObjectReplacements/Object 57" xlink:type="simple" xlink:show="embed" xlink:actuate="onLoad"/></draw:frame></text:p>
              </text:list-item>
              <text:list-item>
                <text:p text:style-name="P3"><draw:frame draw:style-name="fr1" draw:name="Objet62" text:anchor-type="as-char" svg:y="-0.639cm" svg:width="0.601cm" svg:height="1.041cm" draw:z-index="10"><draw:object xlink:href="./Object 68" xlink:type="simple" xlink:show="embed" xlink:actuate="onLoad"/><draw:image xlink:href="./ObjectReplacements/Object 68" xlink:type="simple" xlink:show="embed" xlink:actuate="onLoad"/></draw:frame> ; <draw:frame draw:style-name="fr1" draw:name="Objet63" text:anchor-type="as-char" svg:y="-0.639cm" svg:width="0.58cm" svg:height="1.041cm" draw:z-index="11"><draw:object xlink:href="./Object 69" xlink:type="simple" xlink:show="embed" xlink:actuate="onLoad"/><draw:image xlink:href="./ObjectReplacements/Object 69" xlink:type="simple" xlink:show="embed" xlink:actuate="onLoad"/></draw:frame><text:s/>et <draw:frame draw:style-name="fr1" draw:name="Objet70" text:anchor-type="as-char" svg:y="-0.639cm" svg:width="0.594cm" svg:height="1.041cm" draw:z-index="12"><draw:object xlink:href="./Object 70" xlink:type="simple" xlink:show="embed" xlink:actuate="onLoad"/><draw:image xlink:href="./ObjectReplacements/Object 70" xlink:type="simple" xlink:show="embed" xlink:actuate="onLoad"/></draw:frame></text:p>
              </text:list-item>
              <text:list-item>
                <text:p text:style-name="P3"><draw:frame draw:style-name="fr1" draw:name="Objet58" text:anchor-type="as-char" svg:y="-0.619cm" svg:width="0.512cm" svg:height="1cm" draw:z-index="13"><draw:object xlink:href="./Object 64" xlink:type="simple" xlink:show="embed" xlink:actuate="onLoad"/><draw:image xlink:href="./ObjectReplacements/Object 64" xlink:type="simple" xlink:show="embed" xlink:actuate="onLoad"/></draw:frame> ; <draw:frame draw:style-name="fr1" draw:name="Objet59" text:anchor-type="as-char" svg:y="-0.619cm" svg:width="0.503cm" svg:height="1cm" draw:z-index="14"><draw:object xlink:href="./Object 65" xlink:type="simple" xlink:show="embed" xlink:actuate="onLoad"/><draw:image xlink:href="./ObjectReplacements/Object 65" xlink:type="simple" xlink:show="embed" xlink:actuate="onLoad"/></draw:frame> ; <draw:frame draw:style-name="fr1" draw:name="Objet60" text:anchor-type="as-char" svg:y="-0.619cm" svg:width="0.519cm" svg:height="1cm" draw:z-index="15"><draw:object xlink:href="./Object 66" xlink:type="simple" xlink:show="embed" xlink:actuate="onLoad"/><draw:image xlink:href="./ObjectReplacements/Object 66" xlink:type="simple" xlink:show="embed" xlink:actuate="onLoad"/></draw:frame><text:s/>et <draw:frame draw:style-name="fr1" draw:name="Objet61" text:anchor-type="as-char" svg:y="-0.619cm" svg:width="0.503cm" svg:height="1cm" draw:z-index="16"><draw:object xlink:href="./Object 67" xlink:type="simple" xlink:show="embed" xlink:actuate="onLoad"/><draw:image xlink:href="./ObjectReplacements/Object 67" xlink:type="simple" xlink:show="embed" xlink:actuate="onLoad"/></draw:frame></text:p>
              </text:list-item>
              <text:list-item>
                <text:p text:style-name="P4"><draw:frame draw:style-name="fr1" draw:name="Objet74" text:anchor-type="as-char" svg:y="-0.639cm" svg:width="0.803cm" svg:height="1.041cm" draw:z-index="17"><draw:object xlink:href="./Object 74" xlink:type="simple" xlink:show="embed" xlink:actuate="onLoad"/><draw:image xlink:href="./ObjectReplacements/Object 74" xlink:type="simple" xlink:show="embed" xlink:actuate="onLoad"/></draw:frame> ; <draw:frame draw:style-name="fr1" draw:name="Objet73" text:anchor-type="as-char" svg:y="-0.639cm" svg:width="0.796cm" svg:height="1.041cm" draw:z-index="18"><draw:object xlink:href="./Object 73" xlink:type="simple" xlink:show="embed" xlink:actuate="onLoad"/><draw:image xlink:href="./ObjectReplacements/Object 73" xlink:type="simple" xlink:show="embed" xlink:actuate="onLoad"/></draw:frame> ; <draw:frame draw:style-name="fr1" draw:name="Objet72" text:anchor-type="as-char" svg:y="-0.639cm" svg:width="0.584cm" svg:height="1.041cm" draw:z-index="19"><draw:object xlink:href="./Object 72" xlink:type="simple" xlink:show="embed" xlink:actuate="onLoad"/><draw:image xlink:href="./ObjectReplacements/Object 72" xlink:type="simple" xlink:show="embed" xlink:actuate="onLoad"/></draw:frame><text:s/><text:span text:style-name="T6">et</text:span> <draw:frame draw:style-name="fr1" draw:name="Objet8" text:anchor-type="as-char" svg:y="-0.639cm" svg:width="0.79cm" svg:height="1.041cm" draw:z-index="27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ext:list-item>
        </text:list>
        <text:p text:style-name="P5"/>
        <text:list xml:id="list94542557000656" text:continue-numbering="true" text:style-name="Exos">
          <text:list-item>
            <text:p text:style-name="P37">Calculer :</text:p>
          </text:list-item>
        </text:list>
        <text:list xml:id="list94542540413910" text:continue-list="list94543340318030" text:style-name="Numbering_20_ABC">
          <text:list-item text:start-value="1">
            <text:p text:style-name="P10"><draw:frame draw:style-name="fr1" draw:name="Objet1" text:anchor-type="as-char" svg:y="-0.639cm" svg:width="1.478cm" svg:height="1.041cm" draw:z-index="20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11"><draw:frame draw:style-name="fr1" draw:name="Objet2" text:anchor-type="as-char" svg:y="-0.639cm" svg:width="1.104cm" svg:height="1.041cm" draw:z-index="21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19"><draw:frame draw:style-name="fr1" draw:name="Objet3" text:anchor-type="as-char" svg:y="-0.639cm" svg:width="2.849cm" svg:height="1.041cm" draw:z-index="22"><draw:object xlink:href="./Object 4" xlink:type="simple" xlink:show="embed" xlink:actuate="onLoad"/><draw:image xlink:href="./ObjectReplacements/Object 4" xlink:type="simple" xlink:show="embed" xlink:actuate="onLoad"/></draw:frame></text:p>
          </text:list-item>
          <text:list-item>
            <text:p text:style-name="P19"><draw:frame draw:style-name="fr1" draw:name="Objet4" text:anchor-type="as-char" svg:y="-0.639cm" svg:width="2.237cm" svg:height="1.041cm" draw:z-index="23"><draw:object xlink:href="./Object 5" xlink:type="simple" xlink:show="embed" xlink:actuate="onLoad"/><draw:image xlink:href="./ObjectReplacements/Object 5" xlink:type="simple" xlink:show="embed" xlink:actuate="onLoad"/></draw:frame></text:p>
          </text:list-item>
        </text:list>
        <text:p text:style-name="P20"/>
        <text:list xml:id="list94542551136491" text:continue-list="list94542557000656" text:style-name="Exos">
          <text:list-item>
            <text:p text:style-name="P13"><text:span text:style-name="T1">Calculer</text:span><text:span text:style-name="T5"> :</text:span></text:p>
          </text:list-item>
        </text:list>
        <text:list xml:id="list94543889149586" text:continue-list="list94542540413910" text:style-name="Numbering_20_ABC">
          <text:list-item text:start-value="1">
            <text:p text:style-name="P12"><draw:frame draw:style-name="fr1" draw:name="Objet5" text:anchor-type="as-char" svg:y="-0.64cm" svg:width="2.739cm" svg:height="1.044cm" draw:z-index="24"><draw:object xlink:href="./Object 6" xlink:type="simple" xlink:show="embed" xlink:actuate="onLoad"/><draw:image xlink:href="./ObjectReplacements/Object 6" xlink:type="simple" xlink:show="embed" xlink:actuate="onLoad"/></draw:frame></text:p>
          </text:list-item>
          <text:list-item>
            <text:p text:style-name="P12"><draw:frame draw:style-name="fr1" draw:name="Objet6" text:anchor-type="as-char" svg:y="-0.64cm" svg:width="2.318cm" svg:height="1.044cm" draw:z-index="25"><draw:object xlink:href="./Object 7" xlink:type="simple" xlink:show="embed" xlink:actuate="onLoad"/><draw:image xlink:href="./ObjectReplacements/Object 7" xlink:type="simple" xlink:show="embed" xlink:actuate="onLoad"/></draw:frame></text:p>
          </text:list-item>
          <text:list-item>
            <text:p text:style-name="P14"><draw:frame draw:style-name="fr1" draw:name="Objet7" text:anchor-type="as-char" svg:y="-0.64cm" svg:width="2.801cm" svg:height="1.044cm" draw:z-index="26"><draw:object xlink:href="./Object 8" xlink:type="simple" xlink:show="embed" xlink:actuate="onLoad"/><draw:image xlink:href="./ObjectReplacements/Object 8" xlink:type="simple" xlink:show="embed" xlink:actuate="onLoad"/></draw:frame></text:p>
          </text:list-item>
          <text:list-item>
            <text:p text:style-name="P15"><draw:frame draw:style-name="fr1" draw:name="Objet9" text:anchor-type="as-char" svg:y="-0.64cm" svg:width="2.723cm" svg:height="1.044cm" draw:z-index="28"><draw:object xlink:href="./Object 1" xlink:type="simple" xlink:show="embed" xlink:actuate="onLoad"/><draw:image xlink:href="./ObjectReplacements/Object 1" xlink:type="simple" xlink:show="embed" xlink:actuate="onLoad"/></draw:frame></text:p>
          </text:list-item>
        </text:list>
        <text:p text:style-name="P16"/>
        <text:list xml:id="list94542411693230" text:continue-list="list94542551136491" text:style-name="Exos">
          <text:list-item>
            <text:p text:style-name="P33">Calculer :</text:p>
          </text:list-item>
        </text:list>
        <text:list xml:id="list94544186708213" text:continue-list="list94543889149586" text:style-name="Numbering_20_ABC">
          <text:list-item text:start-value="1">
            <text:p text:style-name="P21"><draw:frame draw:style-name="fr1" draw:name="Objet10" text:anchor-type="as-char" svg:y="-0.639cm" svg:width="1.286cm" svg:height="1.041cm" draw:z-index="29"><draw:object xlink:href="./Object 10" xlink:type="simple" xlink:show="embed" xlink:actuate="onLoad"/><draw:image xlink:href="./ObjectReplacements/Object 10" xlink:type="simple" xlink:show="embed" xlink:actuate="onLoad"/></draw:frame></text:p>
          </text:list-item>
          <text:list-item>
            <text:p text:style-name="P21"><draw:frame draw:style-name="fr1" draw:name="Objet11" text:anchor-type="as-char" svg:y="-0.639cm" svg:width="1.69cm" svg:height="1.041cm" draw:z-index="30"><draw:object xlink:href="./Object 11" xlink:type="simple" xlink:show="embed" xlink:actuate="onLoad"/><draw:image xlink:href="./ObjectReplacements/Object 11" xlink:type="simple" xlink:show="embed" xlink:actuate="onLoad"/></draw:frame></text:p>
          </text:list-item>
          <text:list-item>
            <text:p text:style-name="P21"><draw:frame draw:style-name="fr1" draw:name="Objet12" text:anchor-type="as-char" svg:y="-0.639cm" svg:width="1.473cm" svg:height="1.041cm" draw:z-index="31"><draw:object xlink:href="./Object 12" xlink:type="simple" xlink:show="embed" xlink:actuate="onLoad"/><draw:image xlink:href="./ObjectReplacements/Object 12" xlink:type="simple" xlink:show="embed" xlink:actuate="onLoad"/></draw:frame></text:p>
          </text:list-item>
          <text:list-item>
            <text:p text:style-name="P22"><draw:frame draw:style-name="fr1" draw:name="Objet13" text:anchor-type="as-char" svg:y="-0.639cm" svg:width="1.766cm" svg:height="1.041cm" draw:z-index="32"><draw:object xlink:href="./Object 13" xlink:type="simple" xlink:show="embed" xlink:actuate="onLoad"/><draw:image xlink:href="./ObjectReplacements/Object 13" xlink:type="simple" xlink:show="embed" xlink:actuate="onLoad"/></draw:frame></text:p>
          </text:list-item>
        </text:list>
        <text:p text:style-name="P23"/>
        <text:list xml:id="list94542713751168" text:continue-list="list94542411693230" text:style-name="Exos">
          <text:list-item>
            <text:p text:style-name="P9">Simplifier</text:p>
          </text:list-item>
        </text:list>
        <text:list xml:id="list94542978009496" text:continue-list="list94544186708213" text:style-name="Numbering_20_ABC">
          <text:list-item text:start-value="1">
            <text:p text:style-name="P18"><draw:frame draw:style-name="fr1" draw:name="Objet38" text:anchor-type="as-char" svg:y="-0.639cm" svg:width="1cm" svg:height="1.041cm" draw:z-index="57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ext:list-item>
          <text:list-item>
            <text:p text:style-name="P18"><draw:frame draw:style-name="fr1" draw:name="Objet43" text:anchor-type="as-char" svg:y="-0.639cm" svg:width="1.009cm" svg:height="1.041cm" draw:z-index="5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ext:list-item>
          <text:list-item>
            <text:p text:style-name="P18"><draw:frame draw:style-name="fr1" draw:name="Objet44" text:anchor-type="as-char" svg:y="-0.639cm" svg:width="1.023cm" svg:height="1.041cm" draw:z-index="5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ext:list-item>
          <text:list-item>
            <text:p text:style-name="P22"><draw:frame draw:style-name="fr1" draw:name="Objet45" text:anchor-type="as-char" svg:y="-0.639cm" svg:width="1.02cm" svg:height="1.041cm" draw:z-index="60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ext:list-item>
        </text:list>
        <text:p text:style-name="P23"/>
        <text:list xml:id="list94542362019541" text:continue-list="list94542713751168" text:style-name="Exos">
          <text:list-item>
            <text:p text:style-name="P24">Calculer :</text:p>
          </text:list-item>
        </text:list>
        <text:list xml:id="list94542965760897" text:continue-list="list94542978009496" text:style-name="Numbering_20_ABC">
          <text:list-item text:start-value="1">
            <text:p text:style-name="P21"><draw:frame draw:style-name="fr1" draw:name="Objet14" text:anchor-type="as-char" svg:y="-0.639cm" svg:width="1.589cm" svg:height="1.041cm" draw:z-index="33"><draw:object xlink:href="./Object 14" xlink:type="simple" xlink:show="embed" xlink:actuate="onLoad"/><draw:image xlink:href="./ObjectReplacements/Object 14" xlink:type="simple" xlink:show="embed" xlink:actuate="onLoad"/></draw:frame></text:p>
          </text:list-item>
          <text:list-item>
            <text:p text:style-name="P21"><draw:frame draw:style-name="fr1" draw:name="Objet15" text:anchor-type="as-char" svg:y="-0.639cm" svg:width="2.159cm" svg:height="1.041cm" draw:z-index="34"><draw:object xlink:href="./Object 15" xlink:type="simple" xlink:show="embed" xlink:actuate="onLoad"/><draw:image xlink:href="./ObjectReplacements/Object 15" xlink:type="simple" xlink:show="embed" xlink:actuate="onLoad"/></draw:frame></text:p>
          </text:list-item>
          <text:list-item>
            <text:p text:style-name="P21"><draw:frame draw:style-name="fr1" draw:name="Objet16" text:anchor-type="as-char" svg:y="-0.639cm" svg:width="2.247cm" svg:height="1.041cm" draw:z-index="35"><draw:object xlink:href="./Object 16" xlink:type="simple" xlink:show="embed" xlink:actuate="onLoad"/><draw:image xlink:href="./ObjectReplacements/Object 16" xlink:type="simple" xlink:show="embed" xlink:actuate="onLoad"/></draw:frame></text:p>
          </text:list-item>
          <text:list-item>
            <text:p text:style-name="P21"><draw:frame draw:style-name="fr1" draw:name="Objet17" text:anchor-type="as-char" svg:y="-0.639cm" svg:width="3.845cm" svg:height="1.041cm" draw:z-index="36"><draw:object xlink:href="./Object 17" xlink:type="simple" xlink:show="embed" xlink:actuate="onLoad"/><draw:image xlink:href="./ObjectReplacements/Object 17" xlink:type="simple" xlink:show="embed" xlink:actuate="onLoad"/></draw:frame></text:p>
          </text:list-item>
        </text:list>
        <text:p text:style-name="P23"/>
        <text:list xml:id="list94542518671152" text:continue-list="list94542362019541" text:style-name="Exos">
          <text:list-item>
            <text:p text:style-name="P24">Calculer :</text:p>
          </text:list-item>
        </text:list>
        <text:list xml:id="list94542371124857" text:continue-list="list94542965760897" text:style-name="Numbering_20_ABC">
          <text:list-item text:start-value="1">
            <text:p text:style-name="P21"><draw:frame draw:style-name="fr1" draw:name="Objet18" text:anchor-type="as-char" svg:y="-1.205cm" svg:width="0.751cm" svg:height="1.607cm" draw:z-index="37"><draw:object xlink:href="./Object 18" xlink:type="simple" xlink:show="embed" xlink:actuate="onLoad"/><draw:image xlink:href="./ObjectReplacements/Object 18" xlink:type="simple" xlink:show="embed" xlink:actuate="onLoad"/></draw:frame></text:p>
          </text:list-item>
          <text:list-item>
            <text:p text:style-name="P21"><draw:frame draw:style-name="fr1" draw:name="Objet19" text:anchor-type="as-char" svg:y="-1.205cm" svg:width="1.076cm" svg:height="2.175cm" draw:z-index="38"><draw:object xlink:href="./Object 19" xlink:type="simple" xlink:show="embed" xlink:actuate="onLoad"/><draw:image xlink:href="./ObjectReplacements/Object 19" xlink:type="simple" xlink:show="embed" xlink:actuate="onLoad"/></draw:frame></text:p>
          </text:list-item>
          <text:list-item>
            <text:p text:style-name="P21"><draw:frame draw:style-name="fr1" draw:name="Objet20" text:anchor-type="as-char" svg:y="-0.639cm" svg:width="1.069cm" svg:height="1.607cm" draw:z-index="39"><draw:object xlink:href="./Object 20" xlink:type="simple" xlink:show="embed" xlink:actuate="onLoad"/><draw:image xlink:href="./ObjectReplacements/Object 20" xlink:type="simple" xlink:show="embed" xlink:actuate="onLoad"/></draw:frame></text:p>
          </text:list-item>
          <text:list-item>
            <text:p text:style-name="P21"><draw:frame draw:style-name="fr1" draw:name="Objet21" text:anchor-type="as-char" svg:y="-1.205cm" svg:width="1.332cm" svg:height="2.175cm" draw:z-index="40"><draw:object xlink:href="./Object 21" xlink:type="simple" xlink:show="embed" xlink:actuate="onLoad"/><draw:image xlink:href="./ObjectReplacements/Object 21" xlink:type="simple" xlink:show="embed" xlink:actuate="onLoad"/></draw:frame></text:p>
          </text:list-item>
        </text:list>
        <text:p text:style-name="P23"/>
        <text:list xml:id="list94542988194478" text:continue-list="list94542518671152" text:style-name="Exos">
          <text:list-item>
            <text:p text:style-name="P35">Calculer :</text:p>
          </text:list-item>
        </text:list>
        <text:list xml:id="list94543932168471" text:continue-list="list94542371124857" text:style-name="Numbering_20_ABC">
          <text:list-item text:start-value="1">
            <text:p text:style-name="P14"><draw:frame draw:style-name="fr1" draw:name="Objet22" text:anchor-type="as-char" svg:y="-0.639cm" svg:width="1.378cm" svg:height="1.041cm" draw:z-index="41"><draw:object xlink:href="./Object 22" xlink:type="simple" xlink:show="embed" xlink:actuate="onLoad"/><draw:image xlink:href="./ObjectReplacements/Object 22" xlink:type="simple" xlink:show="embed" xlink:actuate="onLoad"/></draw:frame></text:p>
          </text:list-item>
          <text:list-item>
            <text:p text:style-name="P25"><draw:frame draw:style-name="fr1" draw:name="Objet23" text:anchor-type="as-char" svg:y="-0.639cm" svg:width="1.161cm" svg:height="1.041cm" draw:z-index="42"><draw:object xlink:href="./Object 23" xlink:type="simple" xlink:show="embed" xlink:actuate="onLoad"/><draw:image xlink:href="./ObjectReplacements/Object 23" xlink:type="simple" xlink:show="embed" xlink:actuate="onLoad"/></draw:frame></text:p>
          </text:list-item>
          <text:list-item>
            <text:p text:style-name="P25"><draw:frame draw:style-name="fr1" draw:name="Objet25" text:anchor-type="as-char" svg:y="-0.639cm" svg:width="1.371cm" svg:height="1.041cm" draw:z-index="43"><draw:object xlink:href="./Object 24" xlink:type="simple" xlink:show="embed" xlink:actuate="onLoad"/><draw:image xlink:href="./ObjectReplacements/Object 24" xlink:type="simple" xlink:show="embed" xlink:actuate="onLoad"/></draw:frame></text:p>
          </text:list-item>
          <text:list-item>
            <text:p text:style-name="P25"><draw:frame draw:style-name="fr1" draw:name="Objet26" text:anchor-type="as-char" svg:y="-0.639cm" svg:width="1.358cm" svg:height="1.041cm" draw:z-index="44"><draw:object xlink:href="./Object 25" xlink:type="simple" xlink:show="embed" xlink:actuate="onLoad"/><draw:image xlink:href="./ObjectReplacements/Object 25" xlink:type="simple" xlink:show="embed" xlink:actuate="onLoad"/></draw:frame></text:p>
          </text:list-item>
        </text:list>
        <text:p text:style-name="P17"/>
        <text:list xml:id="list94543277834841" text:continue-list="list94542988194478" text:style-name="Exos">
          <text:list-item>
            <text:p text:style-name="P26">Calculer :</text:p>
          </text:list-item>
        </text:list>
        <text:list xml:id="list94543069575276" text:continue-list="list94543932168471" text:style-name="Numbering_20_ABC">
          <text:list-item text:start-value="1">
            <text:p text:style-name="P27"><draw:frame draw:style-name="fr1" draw:name="Objet24" text:anchor-type="as-char" svg:y="-0.639cm" svg:width="1.462cm" svg:height="1.041cm" draw:z-index="45"><draw:object xlink:href="./Object 26" xlink:type="simple" xlink:show="embed" xlink:actuate="onLoad"/><draw:image xlink:href="./ObjectReplacements/Object 26" xlink:type="simple" xlink:show="embed" xlink:actuate="onLoad"/></draw:frame></text:p>
          </text:list-item>
          <text:list-item>
            <text:p text:style-name="P27"><draw:frame draw:style-name="fr1" draw:name="Objet27" text:anchor-type="as-char" svg:y="-0.639cm" svg:width="1.279cm" svg:height="1.041cm" draw:z-index="46"><draw:object xlink:href="./Object 27" xlink:type="simple" xlink:show="embed" xlink:actuate="onLoad"/><draw:image xlink:href="./ObjectReplacements/Object 27" xlink:type="simple" xlink:show="embed" xlink:actuate="onLoad"/></draw:frame></text:p>
          </text:list-item>
          <text:list-item>
            <text:p text:style-name="P27"><draw:frame draw:style-name="fr1" draw:name="Objet28" text:anchor-type="as-char" svg:y="-0.639cm" svg:width="2.032cm" svg:height="1.041cm" draw:z-index="47"><draw:object xlink:href="./Object 28" xlink:type="simple" xlink:show="embed" xlink:actuate="onLoad"/><draw:image xlink:href="./ObjectReplacements/Object 28" xlink:type="simple" xlink:show="embed" xlink:actuate="onLoad"/></draw:frame></text:p>
          </text:list-item>
          <text:list-item>
            <text:p text:style-name="P27"><draw:frame draw:style-name="fr1" draw:name="Objet29" text:anchor-type="as-char" svg:y="-0.639cm" svg:width="1.656cm" svg:height="1.041cm" draw:z-index="48"><draw:object xlink:href="./Object 29" xlink:type="simple" xlink:show="embed" xlink:actuate="onLoad"/><draw:image xlink:href="./ObjectReplacements/Object 29" xlink:type="simple" xlink:show="embed" xlink:actuate="onLoad"/></draw:frame></text:p>
          </text:list-item>
        </text:list>
        <text:p text:style-name="P28"/>
        <text:list xml:id="list94542396511429" text:continue-list="list94543277834841" text:style-name="Exos">
          <text:list-item>
            <text:p text:style-name="P29">Calculer :</text:p>
          </text:list-item>
        </text:list>
        <text:list xml:id="list94542748173663" text:continue-list="list94543069575276" text:style-name="Numbering_20_ABC">
          <text:list-item text:start-value="1">
            <text:p text:style-name="P27"><draw:frame draw:style-name="fr1" draw:name="Objet30" text:anchor-type="as-char" svg:y="-0.639cm" svg:width="1.57cm" svg:height="1.041cm" draw:z-index="49"><draw:object xlink:href="./Object 30" xlink:type="simple" xlink:show="embed" xlink:actuate="onLoad"/><draw:image xlink:href="./ObjectReplacements/Object 30" xlink:type="simple" xlink:show="embed" xlink:actuate="onLoad"/></draw:frame></text:p>
          </text:list-item>
          <text:list-item>
            <text:p text:style-name="P27"><draw:frame draw:style-name="fr1" draw:name="Objet31" text:anchor-type="as-char" svg:y="-0.639cm" svg:width="2.157cm" svg:height="1.041cm" draw:z-index="50"><draw:object xlink:href="./Object 31" xlink:type="simple" xlink:show="embed" xlink:actuate="onLoad"/><draw:image xlink:href="./ObjectReplacements/Object 31" xlink:type="simple" xlink:show="embed" xlink:actuate="onLoad"/></draw:frame></text:p>
          </text:list-item>
          <text:list-item>
            <text:p text:style-name="P27"><draw:frame draw:style-name="fr1" draw:name="Objet32" text:anchor-type="as-char" svg:y="-0.639cm" svg:width="1.819cm" svg:height="1.041cm" draw:z-index="51"><draw:object xlink:href="./Object 32" xlink:type="simple" xlink:show="embed" xlink:actuate="onLoad"/><draw:image xlink:href="./ObjectReplacements/Object 32" xlink:type="simple" xlink:show="embed" xlink:actuate="onLoad"/></draw:frame></text:p>
          </text:list-item>
          <text:list-item>
            <text:p text:style-name="P27"><draw:frame draw:style-name="fr1" draw:name="Objet34" text:anchor-type="as-char" svg:y="-0.64cm" svg:width="2.896cm" svg:height="1.044cm" draw:z-index="52"><draw:object xlink:href="./Object 33" xlink:type="simple" xlink:show="embed" xlink:actuate="onLoad"/><draw:image xlink:href="./ObjectReplacements/Object 33" xlink:type="simple" xlink:show="embed" xlink:actuate="onLoad"/></draw:frame></text:p>
          </text:list-item>
        </text:list>
        <text:p text:style-name="P28"/>
        <text:list xml:id="list94542779134270" text:continue-list="list94542396511429" text:style-name="Exos">
          <text:list-item>
            <text:p text:style-name="P29">Calculer :</text:p>
          </text:list-item>
        </text:list>
        <text:list xml:id="list94543721899231" text:continue-list="list94542748173663" text:style-name="Numbering_20_ABC">
          <text:list-item text:start-value="1">
            <text:p text:style-name="ABCD"><text:s/><draw:frame draw:style-name="fr1" draw:name="Objet35" text:anchor-type="as-char" svg:y="-0.639cm" svg:width="2.425cm" svg:height="1.041cm" draw:z-index="53"><draw:object xlink:href="./Object 34" xlink:type="simple" xlink:show="embed" xlink:actuate="onLoad"/><draw:image xlink:href="./ObjectReplacements/Object 34" xlink:type="simple" xlink:show="embed" xlink:actuate="onLoad"/></draw:frame></text:p>
          </text:list-item>
          <text:list-item>
            <text:p text:style-name="P30"><draw:frame draw:style-name="fr1" draw:name="Objet36" text:anchor-type="as-char" svg:y="-0.639cm" svg:width="3.972cm" svg:height="1.041cm" draw:z-index="54"><draw:object xlink:href="./Object 35" xlink:type="simple" xlink:show="embed" xlink:actuate="onLoad"/><draw:image xlink:href="./ObjectReplacements/Object 35" xlink:type="simple" xlink:show="embed" xlink:actuate="onLoad"/></draw:frame></text:p>
          </text:list-item>
          <text:list-item>
            <text:p text:style-name="P30"><draw:frame draw:style-name="fr1" draw:name="Objet37" text:anchor-type="as-char" svg:y="-1.205cm" svg:width="1.924cm" svg:height="2.175cm" draw:z-index="55"><draw:object xlink:href="./Object 36" xlink:type="simple" xlink:show="embed" xlink:actuate="onLoad"/><draw:image xlink:href="./ObjectReplacements/Object 36" xlink:type="simple" xlink:show="embed" xlink:actuate="onLoad"/></draw:frame></text:p>
          </text:list-item>
          <text:list-item>
            <text:p text:style-name="P30"><draw:frame draw:style-name="fr1" draw:name="Objet39" text:anchor-type="as-char" svg:y="-0.64cm" svg:width="2.972cm" svg:height="1.044cm" draw:z-index="56"><draw:object xlink:href="./Object 37" xlink:type="simple" xlink:show="embed" xlink:actuate="onLoad"/><draw:image xlink:href="./ObjectReplacements/Object 37" xlink:type="simple" xlink:show="embed" xlink:actuate="onLoad"/></draw:frame></text:p>
          </text:list-item>
        </text:list>
        <text:p text:style-name="P3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Numbering_20_ABC">
      <style:paragraph-properties fo:orphans="0" fo:widows="0"/>
    </style:style>
    <style:style style:name="A_29_B_29_C_29_D_29_" style:display-name="A)B)C)D)" style:family="paragraph" style:parent-style-name="ABCD">
      <style:paragraph-properties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ABC" style:display-name="Numbering ABC">
      <text:list-level-style-number text:level="1" text:style-name="Numbering_20_Symbols" style:num-suffix=" =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Exos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499cm"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Exercice I</dc:title>
    <meta:initial-creator>Fontanet</meta:initial-creator>
    <meta:creation-date>2006-04-06T23:12:00</meta:creation-date>
    <dc:date>2020-11-16T09:45:41.751780804</dc:date>
    <meta:printed-by>Véronique et Thibaud FONTANET</meta:printed-by>
    <meta:print-date>2011-01-13T01:24:18.27</meta:print-date>
    <dc:language>fr-FR</dc:language>
    <meta:editing-cycles>39</meta:editing-cycles>
    <meta:editing-duration>PT4H8M50S</meta:editing-duration>
    <meta:document-statistic meta:table-count="0" meta:image-count="0" meta:object-count="61" meta:page-count="1" meta:paragraph-count="66" meta:word-count="152" meta:character-count="380" meta:non-whitespace-character-count="2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frac>
              <mn>1</mn>
              <mn>5</mn>
            </mfrac>
            <mo stretchy="false">+</mo>
            <mfrac>
              <mn>4</mn>
              <mn>15</mn>
            </mfrac>
          </mrow>
        </mrow>
        <mo fence="true" stretchy="false">)</mo>
      </mrow>
      <mo stretchy="false">−</mo>
      <mfrac>
        <mn>11</mn>
        <mn>30</mn>
      </mfrac>
    </mrow>
    <annotation encoding="StarMath 5.0">{({{alignc {1}over{5}}}+{{alignc {4}over{15}}})}-{{alignc {11}over{30}}}%%&lt;cmathArbre&gt;«-­«()­«+­«/­1­5»­«/­4­15»»»­«/­11­30»»&lt;/cmathArbre&gt;&lt;cmathFormule&gt;(1/5+4/15)-11/30&lt;/cmathFormule&gt;</annotation>
  </semantics>
</math>
</file>

<file path=Object 10/content.xml><?xml version="1.0" encoding="utf-8"?>
<math xmlns="http://www.w3.org/1998/Math/MathML" display="block">
  <semantics>
    <mrow>
      <mfrac>
        <mn>3</mn>
        <mn>4</mn>
      </mfrac>
      <mo stretchy="false">+</mo>
      <mfrac>
        <mn>2</mn>
        <mn>6</mn>
      </mfrac>
    </mrow>
    <annotation encoding="StarMath 5.0">{{alignc {3}over{4}}}+{{alignc {2}over{6}}}%%&lt;cmathArbre&gt;«+­«/­3­4»­«/­2­6»»&lt;/cmathArbre&gt;&lt;cmathFormule&gt;3/4+2/6&lt;/cmathFormule&gt;</annotation>
  </semantics>
</math>
</file>

<file path=Object 11/content.xml><?xml version="1.0" encoding="utf-8"?>
<math xmlns="http://www.w3.org/1998/Math/MathML" display="block">
  <semantics>
    <mrow>
      <mfrac>
        <mn>2</mn>
        <mn>15</mn>
      </mfrac>
      <mo stretchy="false">+</mo>
      <mfrac>
        <mn>3</mn>
        <mn>20</mn>
      </mfrac>
    </mrow>
    <annotation encoding="StarMath 5.0">{{alignc {2}over{15}}}+{{alignc {3}over{20}}}%%&lt;cmathArbre&gt;«+­«/­2­15»­«/­3­20»»&lt;/cmathArbre&gt;&lt;cmathFormule&gt;2/15+3/20&lt;/cmathFormule&gt;</annotation>
  </semantics>
</math>
</file>

<file path=Object 12/content.xml><?xml version="1.0" encoding="utf-8"?>
<math xmlns="http://www.w3.org/1998/Math/MathML" display="block">
  <semantics>
    <mrow>
      <mfrac>
        <mn>9</mn>
        <mn>8</mn>
      </mfrac>
      <mo stretchy="false">+</mo>
      <mfrac>
        <mn>5</mn>
        <mn>12</mn>
      </mfrac>
    </mrow>
    <annotation encoding="StarMath 5.0">{{alignc {9}over{8}}}+{{alignc {5}over{12}}}%%&lt;cmathArbre&gt;«+­«/­9­8»­«/­5­12»»&lt;/cmathArbre&gt;&lt;cmathFormule&gt;9/8+5/12&lt;/cmathFormule&gt;</annotation>
  </semantics>
</math>
</file>

<file path=Object 13/content.xml><?xml version="1.0" encoding="utf-8"?>
<math xmlns="http://www.w3.org/1998/Math/MathML" display="block">
  <semantics>
    <mrow>
      <mfrac>
        <mn>15</mn>
        <mn>66</mn>
      </mfrac>
      <mo stretchy="false">−</mo>
      <mfrac>
        <mn>10</mn>
        <mn>44</mn>
      </mfrac>
    </mrow>
    <annotation encoding="StarMath 5.0">{{alignc {15}over{66}}}-{{alignc {10}over{44}}}%%&lt;cmathArbre&gt;«-­«/­15­66»­«/­10­44»»&lt;/cmathArbre&gt;&lt;cmathFormule&gt;15/66-10/44&lt;/cmathFormule&gt;</annotation>
  </semantics>
</math>
</file>

<file path=Object 14/content.xml><?xml version="1.0" encoding="utf-8"?>
<math xmlns="http://www.w3.org/1998/Math/MathML" display="block">
  <semantics>
    <mfrac>
      <mrow>
        <mn>5</mn>
        <mo stretchy="false">×</mo>
        <mn>16</mn>
      </mrow>
      <mrow>
        <mn>12</mn>
        <mo stretchy="false">×</mo>
        <mn>20</mn>
      </mrow>
    </mfrac>
    <annotation encoding="StarMath 5.0">{alignc {{5 times 16}}over{{12 times 20}}}%%&lt;cmathArbre&gt;«/­«{}­«*­5­16»»­«{}­«*­12­20»»»&lt;/cmathArbre&gt;&lt;cmathFormule&gt;{5*16}/{12*20}&lt;/cmathFormule&gt;</annotation>
  </semantics>
</math>
</file>

<file path=Object 15/content.xml><?xml version="1.0" encoding="utf-8"?>
<math xmlns="http://www.w3.org/1998/Math/MathML" display="block">
  <semantics>
    <mfrac>
      <mrow>
        <mn>9</mn>
        <mo stretchy="false">×</mo>
        <mn>21</mn>
        <mo stretchy="false">×</mo>
        <mn>10</mn>
      </mrow>
      <mrow>
        <mn>27</mn>
        <mo stretchy="false">×</mo>
        <mn>5</mn>
        <mo stretchy="false">×</mo>
        <mn>14</mn>
      </mrow>
    </mfrac>
    <annotation encoding="StarMath 5.0">{alignc {{9 times 21 times 10}}over{{27 times 5 times 14}}}%%&lt;cmathArbre&gt;«/­«{}­«*­9­21­10»»­«{}­«*­27­5­14»»»&lt;/cmathArbre&gt;&lt;cmathFormule&gt;{9*21*10}/{27*5*14}&lt;/cmathFormule&gt;</annotation>
  </semantics>
</math>
</file>

<file path=Object 16/content.xml><?xml version="1.0" encoding="utf-8"?>
<math xmlns="http://www.w3.org/1998/Math/MathML" display="block">
  <semantics>
    <mrow>
      <mn>1</mn>
      <mo stretchy="false">+</mo>
      <mrow>
        <mfrac>
          <mn>15</mn>
          <mn>7</mn>
        </mfrac>
        <mo stretchy="false">×</mo>
        <mfrac>
          <mn>14</mn>
          <mn>25</mn>
        </mfrac>
      </mrow>
    </mrow>
    <annotation encoding="StarMath 5.0">{1}+{{{alignc {15}over{7}}} times {alignc {14}over{25}}}%%&lt;cmathArbre&gt;«+­1­«*­«{}­«/­15­7»»­«/­14­25»»»&lt;/cmathArbre&gt;&lt;cmathFormule&gt;1+{15/7}*14/25&lt;/cmathFormule&gt;</annotation>
  </semantics>
</math>
</file>

<file path=Object 17/content.xml><?xml version="1.0" encoding="utf-8"?>
<math xmlns="http://www.w3.org/1998/Math/MathML" display="block">
  <semantics>
    <mrow>
      <mrow>
        <mrow>
          <mo stretchy="false">−</mo>
          <mfrac>
            <mn>4</mn>
            <mn>9</mn>
          </mfrac>
        </mrow>
        <mo stretchy="false">×</mo>
        <mfrac>
          <mn>27</mn>
          <mn>12</mn>
        </mfrac>
      </mrow>
      <mo stretchy="false">+</mo>
      <mrow>
        <mfrac>
          <mn>16</mn>
          <mn>8</mn>
        </mfrac>
        <mo stretchy="false">×</mo>
        <mfrac>
          <mrow>
            <mo stretchy="false">−</mo>
            <mn>5</mn>
          </mrow>
          <mn>4</mn>
        </mfrac>
      </mrow>
    </mrow>
    <annotation encoding="StarMath 5.0">{{-{alignc {4}over{9}}} times {alignc {27}over{12}}}+{{{alignc {16}over{8}}} times {{alignc {{-5}}over{4}}}}%%&lt;cmathArbre&gt;«+­«*­«{}­«-­«/­4­9»»»­«/­27­12»»­«*­«{}­«/­16­8»»­«{}­«/­«{}­«-­5»»­4»»»»&lt;/cmathArbre&gt;&lt;cmathFormule&gt;{-4/9}*27/12+{16/8}*{{-5}/4}&lt;/cmathFormule&gt;</annotation>
  </semantics>
</math>
</file>

<file path=Object 18/content.xml><?xml version="1.0" encoding="utf-8"?>
<math xmlns="http://www.w3.org/1998/Math/MathML" display="block">
  <semantics>
    <mfrac>
      <mfrac>
        <mn>5</mn>
        <mn>3</mn>
      </mfrac>
      <mn>2</mn>
    </mfrac>
    <annotation encoding="StarMath 5.0">{alignc {{{alignc {5}over{3}}}}over{2}}%%&lt;cmathArbre&gt;«/­«{}­«/­5­3»»­2»&lt;/cmathArbre&gt;&lt;cmathFormule&gt;{5/3}/2&lt;/cmathFormule&gt;</annotation>
  </semantics>
</math>
</file>

<file path=Object 19/content.xml><?xml version="1.0" encoding="utf-8"?>
<math xmlns="http://www.w3.org/1998/Math/MathML" display="block">
  <semantics>
    <mfrac>
      <mfrac>
        <mrow>
          <mo stretchy="false">−</mo>
          <mn>7</mn>
        </mrow>
        <mn>4</mn>
      </mfrac>
      <mfrac>
        <mn>3</mn>
        <mrow>
          <mo stretchy="false">−</mo>
          <mn>5</mn>
        </mrow>
      </mfrac>
    </mfrac>
    <annotation encoding="StarMath 5.0">{alignc {{{alignc {{-7}}over{4}}}}over{{{alignc {3}over{-5}}}}}%%&lt;cmathArbre&gt;«/­«{}­«/­«{}­«-­7»»­4»»­«{}­«/­3­«-­5»»»»&lt;/cmathArbre&gt;&lt;cmathFormule&gt;{{-7}/4}/{3/-5}&lt;/cmathFormule&gt;</annotation>
  </semantics>
</math>
</file>

<file path=Object 2/content.xml><?xml version="1.0" encoding="utf-8"?>
<math xmlns="http://www.w3.org/1998/Math/MathML" display="block">
  <semantics>
    <mrow>
      <mfrac>
        <mn>3</mn>
        <mn>7</mn>
      </mfrac>
      <mo stretchy="false">+</mo>
      <mfrac>
        <mn>5</mn>
        <mn>21</mn>
      </mfrac>
    </mrow>
    <annotation encoding="StarMath 5.0">{{alignc {3}over{7}}}+{{alignc {5}over{21}}}%%&lt;cmathArbre&gt;«+­«/­3­7»­«/­5­21»»&lt;/cmathArbre&gt;&lt;cmathFormule&gt;3/7+5/21&lt;/cmathFormule&gt;</annotation>
  </semantics>
</math>
</file>

<file path=Object 20/content.xml><?xml version="1.0" encoding="utf-8"?>
<math xmlns="http://www.w3.org/1998/Math/MathML" display="block">
  <semantics>
    <mfrac>
      <mn>1</mn>
      <mrow>
        <mo stretchy="false">−</mo>
        <mfrac>
          <mn>1</mn>
          <mn>5</mn>
        </mfrac>
      </mrow>
    </mfrac>
    <annotation encoding="StarMath 5.0">{alignc {1}over{{-{alignc {1}over{5}}}}}%%&lt;cmathArbre&gt;«/­1­«{}­«-­«/­1­5»»»»&lt;/cmathArbre&gt;&lt;cmathFormule&gt;1/{-1/5}&lt;/cmathFormule&gt;</annotation>
  </semantics>
</math>
</file>

<file path=Object 21/content.xml><?xml version="1.0" encoding="utf-8"?>
<math xmlns="http://www.w3.org/1998/Math/MathML" display="block">
  <semantics>
    <mfrac>
      <mrow>
        <mn>3</mn>
        <mo stretchy="false">−</mo>
        <mfrac>
          <mn>5</mn>
          <mn>2</mn>
        </mfrac>
      </mrow>
      <mrow>
        <mn>1</mn>
        <mo stretchy="false">+</mo>
        <mfrac>
          <mn>1</mn>
          <mn>5</mn>
        </mfrac>
      </mrow>
    </mfrac>
    <annotation encoding="StarMath 5.0">{alignc {{{3}-{{alignc {5}over{2}}}}}over{{{1}+{{alignc {1}over{5}}}}}}%%&lt;cmathArbre&gt;«/­«{}­«-­3­«/­5­2»»»­«{}­«+­1­«/­1­5»»»»&lt;/cmathArbre&gt;&lt;cmathFormule&gt;{3-5/2}/{1+1/5}&lt;/cmathFormule&gt;</annotation>
  </semantics>
</math>
</file>

<file path=Object 22/content.xml><?xml version="1.0" encoding="utf-8"?>
<math xmlns="http://www.w3.org/1998/Math/MathML" display="block">
  <semantics>
    <mrow>
      <mn>10</mn>
      <mo stretchy="false">×</mo>
      <mfrac>
        <mn>2</mn>
        <mn>5</mn>
      </mfrac>
    </mrow>
    <annotation encoding="StarMath 5.0">10 times {alignc {2}over{5}}%%&lt;cmathArbre&gt;«*­10­«/­2­5»»&lt;/cmathArbre&gt;&lt;cmathFormule&gt;10*2/5&lt;/cmathFormule&gt;</annotation>
  </semantics>
</math>
</file>

<file path=Object 23/content.xml><?xml version="1.0" encoding="utf-8"?>
<math xmlns="http://www.w3.org/1998/Math/MathML" display="block">
  <semantics>
    <mrow>
      <mn>6</mn>
      <mo stretchy="false">×</mo>
      <mfrac>
        <mn>3</mn>
        <mn>7</mn>
      </mfrac>
    </mrow>
    <annotation encoding="StarMath 5.0">6 times {alignc {3}over{7}}%%&lt;cmathArbre&gt;«*­6­«/­3­7»»&lt;/cmathArbre&gt;&lt;cmathFormule&gt;6*3/7&lt;/cmathFormule&gt;</annotation>
  </semantics>
</math>
</file>

<file path=Object 24/content.xml><?xml version="1.0" encoding="utf-8"?>
<math xmlns="http://www.w3.org/1998/Math/MathML" display="block">
  <semantics>
    <mrow>
      <mfrac>
        <mn>1</mn>
        <mn>8</mn>
      </mfrac>
      <mo stretchy="false">×</mo>
      <mn>48</mn>
    </mrow>
    <annotation encoding="StarMath 5.0">{alignc {1}over{8}} times 48%%&lt;cmathArbre&gt;«*­«/­1­8»­48»&lt;/cmathArbre&gt;&lt;cmathFormule&gt;1/8*48&lt;/cmathFormule&gt;</annotation>
  </semantics>
</math>
</file>

<file path=Object 25/content.xml><?xml version="1.0" encoding="utf-8"?>
<math xmlns="http://www.w3.org/1998/Math/MathML" display="block">
  <semantics>
    <mrow>
      <mn>15</mn>
      <mo stretchy="false">×</mo>
      <mfrac>
        <mn>3</mn>
        <mn>5</mn>
      </mfrac>
    </mrow>
    <annotation encoding="StarMath 5.0">15 times {alignc {3}over{5}}%%&lt;cmathArbre&gt;«*­15­«/­3­5»»&lt;/cmathArbre&gt;&lt;cmathFormule&gt;15*3/5&lt;/cmathFormule&gt;</annotation>
  </semantics>
</math>
</file>

<file path=Object 26/content.xml><?xml version="1.0" encoding="utf-8"?>
<math xmlns="http://www.w3.org/1998/Math/MathML" display="block">
  <semantics>
    <mrow>
      <mfrac>
        <mn>5</mn>
        <mn>3</mn>
      </mfrac>
      <mo stretchy="false">+</mo>
      <mfrac>
        <mn>15</mn>
        <mn>2</mn>
      </mfrac>
    </mrow>
    <annotation encoding="StarMath 5.0">{{alignc {5}over{3}}}+{{alignc {15}over{2}}}%%&lt;cmathArbre&gt;«+­«/­5­3»­«/­15­2»»&lt;/cmathArbre&gt;&lt;cmathFormule&gt;5/3+15/2&lt;/cmathFormule&gt;</annotation>
  </semantics>
</math>
</file>

<file path=Object 27/content.xml><?xml version="1.0" encoding="utf-8"?>
<math xmlns="http://www.w3.org/1998/Math/MathML" display="block">
  <semantics>
    <mrow>
      <mfrac>
        <mn>3</mn>
        <mn>7</mn>
      </mfrac>
      <mo stretchy="false">+</mo>
      <mfrac>
        <mn>4</mn>
        <mn>3</mn>
      </mfrac>
    </mrow>
    <annotation encoding="StarMath 5.0">{{alignc {3}over{7}}}+{{alignc {4}over{3}}}%%&lt;cmathArbre&gt;«+­«/­3­7»­«/­4­3»»&lt;/cmathArbre&gt;&lt;cmathFormule&gt;3/7+4/3&lt;/cmathFormule&gt;</annotation>
  </semantics>
</math>
</file>

<file path=Object 28/content.xml><?xml version="1.0" encoding="utf-8"?>
<math xmlns="http://www.w3.org/1998/Math/MathML" display="block">
  <semantics>
    <mrow>
      <mrow>
        <mo stretchy="false">−</mo>
        <mfrac>
          <mn>12</mn>
          <mn>5</mn>
        </mfrac>
      </mrow>
      <mo stretchy="false">+</mo>
      <mfrac>
        <mn>28</mn>
        <mn>2</mn>
      </mfrac>
    </mrow>
    <annotation encoding="StarMath 5.0">{-{alignc {12}over{5}}}+{{alignc {28}over{2}}}%%&lt;cmathArbre&gt;«+­«-­«/­12­5»»­«/­28­2»»&lt;/cmathArbre&gt;&lt;cmathFormule&gt;-12/5+28/2&lt;/cmathFormule&gt;</annotation>
  </semantics>
</math>
</file>

<file path=Object 29/content.xml><?xml version="1.0" encoding="utf-8"?>
<math xmlns="http://www.w3.org/1998/Math/MathML" display="block">
  <semantics>
    <mrow>
      <mfrac>
        <mrow>
          <mo stretchy="false">−</mo>
          <mn>5</mn>
        </mrow>
        <mn>3</mn>
      </mfrac>
      <mo stretchy="false">−</mo>
      <mfrac>
        <mn>3</mn>
        <mn>4</mn>
      </mfrac>
    </mrow>
    <annotation encoding="StarMath 5.0">{{alignc {{-5}}over{3}}}-{{alignc {3}over{4}}}%%&lt;cmathArbre&gt;«-­«/­«{}­«-­5»»­3»­«/­3­4»»&lt;/cmathArbre&gt;&lt;cmathFormule&gt;{-5}/3-3/4&lt;/cmathFormule&gt;</annotation>
  </semantics>
</math>
</file>

<file path=Object 3/content.xml><?xml version="1.0" encoding="utf-8"?>
<math xmlns="http://www.w3.org/1998/Math/MathML" display="block">
  <semantics>
    <mrow>
      <mn>2</mn>
      <mo stretchy="false">+</mo>
      <mfrac>
        <mn>3</mn>
        <mn>7</mn>
      </mfrac>
    </mrow>
    <annotation encoding="StarMath 5.0">{2}+{{alignc {3}over{7}}}%%&lt;cmathArbre&gt;«+­2­«/­3­7»»&lt;/cmathArbre&gt;&lt;cmathFormule&gt;2+3/7&lt;/cmathFormule&gt;</annotation>
  </semantics>
</math>
</file>

<file path=Object 30/content.xml><?xml version="1.0" encoding="utf-8"?>
<math xmlns="http://www.w3.org/1998/Math/MathML" display="block">
  <semantics>
    <mrow>
      <mfrac>
        <mrow>
          <mo stretchy="false">−</mo>
          <mn>5</mn>
        </mrow>
        <mn>6</mn>
      </mfrac>
      <mo stretchy="false">+</mo>
      <mfrac>
        <mn>1</mn>
        <mn>8</mn>
      </mfrac>
    </mrow>
    <annotation encoding="StarMath 5.0">{{alignc {{-5}}over{6}}}+{{alignc {1}over{8}}}%%&lt;cmathArbre&gt;«+­«/­«{}­«-­5»»­6»­«/­1­8»»&lt;/cmathArbre&gt;&lt;cmathFormule&gt;{-5}/6+1/8&lt;/cmathFormule&gt;</annotation>
  </semantics>
</math>
</file>

<file path=Object 31/content.xml><?xml version="1.0" encoding="utf-8"?>
<math xmlns="http://www.w3.org/1998/Math/MathML" display="block">
  <semantics>
    <mrow>
      <mfrac>
        <mrow>
          <mo stretchy="false">−</mo>
          <mn>11</mn>
        </mrow>
        <mn>8</mn>
      </mfrac>
      <mo stretchy="false">×</mo>
      <mfrac>
        <mrow>
          <mo stretchy="false">−</mo>
          <mn>6</mn>
        </mrow>
        <mrow>
          <mo stretchy="false">−</mo>
          <mn>5</mn>
        </mrow>
      </mfrac>
    </mrow>
    <annotation encoding="StarMath 5.0">{alignc {{-11}}over{8}} times {alignc {{-6}}over{{-5}}}%%&lt;cmathArbre&gt;«*­«/­«{}­«-­11»»­8»­«/­«{}­«-­6»»­«{}­«-­5»»»»&lt;/cmathArbre&gt;&lt;cmathFormule&gt;{-11}/8*{-6}/{-5}&lt;/cmathFormule&gt;</annotation>
  </semantics>
</math>
</file>

<file path=Object 32/content.xml><?xml version="1.0" encoding="utf-8"?>
<math xmlns="http://www.w3.org/1998/Math/MathML" display="block">
  <semantics>
    <mrow>
      <mfrac>
        <mrow>
          <mo stretchy="false">−</mo>
          <mn>7</mn>
        </mrow>
        <mn>6</mn>
      </mfrac>
      <mi mathvariant="normal">:</mi>
      <mfrac>
        <mn>5</mn>
        <mrow>
          <mo stretchy="false">−</mo>
          <mn>9</mn>
        </mrow>
      </mfrac>
    </mrow>
    <annotation encoding="StarMath 5.0">{{alignc {{-7}}over{6}}} : {{alignc {5}over{{-9}}}}%%&lt;cmathArbre&gt;«:­«{}­«/­«{}­«-­7»»­6»»­«{}­«/­5­«{}­«-­9»»»»»&lt;/cmathArbre&gt;&lt;cmathFormule&gt;{{-7}/6}:{5/{-9}}&lt;/cmathFormule&gt;</annotation>
  </semantics>
</math>
</file>

<file path=Object 33/content.xml><?xml version="1.0" encoding="utf-8"?>
<math xmlns="http://www.w3.org/1998/Math/MathML" display="block">
  <semantics>
    <mrow>
      <mfrac>
        <mn>5</mn>
        <mn>3</mn>
      </mfrac>
      <mo stretchy="false">−</mo>
      <mrow>
        <mfrac>
          <mn>5</mn>
          <mn>7</mn>
        </mfrac>
        <mo stretchy="false">×</mo>
        <mrow>
          <mo fence="true" stretchy="false">(</mo>
          <mrow>
            <mrow>
              <mn>2</mn>
              <mo stretchy="false">+</mo>
              <mfrac>
                <mn>1</mn>
                <mn>2</mn>
              </mfrac>
            </mrow>
          </mrow>
          <mo fence="true" stretchy="false">)</mo>
        </mrow>
      </mrow>
    </mrow>
    <annotation encoding="StarMath 5.0">{{alignc {5}over{3}}}-{{{alignc {5}over{7}}} times ({2}+{{alignc {1}over{2}}})}%%&lt;cmathArbre&gt;«-­«/­5­3»­«*­«{}­«/­5­7»»­«()­«+­2­«/­1­2»»»»»&lt;/cmathArbre&gt;&lt;cmathFormule&gt;5/3-{5/7}*(2+1/2)&lt;/cmathFormule&gt;</annotation>
  </semantics>
</math>
</file>

<file path=Object 34/content.xml><?xml version="1.0" encoding="utf-8"?>
<math xmlns="http://www.w3.org/1998/Math/MathML" display="block">
  <semantics>
    <mrow>
      <mrow>
        <mo stretchy="false">−</mo>
        <mfrac>
          <mn>3</mn>
          <mn>2</mn>
        </mfrac>
      </mrow>
      <mo stretchy="false">−</mo>
      <mfrac>
        <mn>5</mn>
        <mn>3</mn>
      </mfrac>
      <mo stretchy="false">−</mo>
      <mfrac>
        <mn>2</mn>
        <mn>5</mn>
      </mfrac>
    </mrow>
    <annotation encoding="StarMath 5.0">{{-{alignc {3}over{2}}}-{{alignc {5}over{3}}}}-{{alignc {2}over{5}}}%%&lt;cmathArbre&gt;«-­«-­«-­«/­3­2»»­«/­5­3»»­«/­2­5»»&lt;/cmathArbre&gt;&lt;cmathFormule&gt;-3/2-5/3-2/5&lt;/cmathFormule&gt;</annotation>
  </semantics>
</math>
</file>

<file path=Object 35/content.xml><?xml version="1.0" encoding="utf-8"?>
<math xmlns="http://www.w3.org/1998/Math/MathML" display="block">
  <semantics>
    <mrow>
      <mfrac>
        <mrow>
          <mo stretchy="false">−</mo>
          <mn>1</mn>
        </mrow>
        <mn>2</mn>
      </mfrac>
      <mo stretchy="false">×</mo>
      <mfrac>
        <mrow>
          <mo stretchy="false">−</mo>
          <mn>3</mn>
        </mrow>
        <mn>4</mn>
      </mfrac>
      <mo stretchy="false">×</mo>
      <mfrac>
        <mn>5</mn>
        <mn>6</mn>
      </mfrac>
      <mo stretchy="false">×</mo>
      <mfrac>
        <mn>7</mn>
        <mrow>
          <mo stretchy="false">−</mo>
          <mn>10</mn>
        </mrow>
      </mfrac>
    </mrow>
    <annotation encoding="StarMath 5.0">{alignc {{-1}}over{2}} times {alignc {{-3}}over{4}} times {alignc {5}over{6}} times {alignc {7}over{{-10}}}%%&lt;cmathArbre&gt;«*­«/­«{}­«-­1»»­2»­«/­«{}­«-­3»»­4»­«/­5­6»­«/­7­«{}­«-­10»»»»&lt;/cmathArbre&gt;&lt;cmathFormule&gt;{-1}/2*{-3}/4*5/6*7/{-10}&lt;/cmathFormule&gt;</annotation>
  </semantics>
</math>
</file>

<file path=Object 36/content.xml><?xml version="1.0" encoding="utf-8"?>
<math xmlns="http://www.w3.org/1998/Math/MathML" display="block">
  <semantics>
    <mrow>
      <mn>2</mn>
      <mo stretchy="false">−</mo>
      <mfrac>
        <mrow>
          <mn>3</mn>
          <mo stretchy="false">+</mo>
          <mfrac>
            <mn>1</mn>
            <mn>3</mn>
          </mfrac>
        </mrow>
        <mrow>
          <mn>2</mn>
          <mo stretchy="false">−</mo>
          <mfrac>
            <mn>1</mn>
            <mn>2</mn>
          </mfrac>
        </mrow>
      </mfrac>
    </mrow>
    <annotation encoding="StarMath 5.0">{2}-{{alignc {{{3}+{{alignc {1}over{3}}}}}over{{{2}-{{alignc {1}over{2}}}}}}}%%&lt;cmathArbre&gt;«-­2­«/­«{}­«+­3­«/­1­3»»»­«{}­«-­2­«/­1­2»»»»»&lt;/cmathArbre&gt;&lt;cmathFormule&gt;2-{3+1/3}/{2-1/2}&lt;/cmathFormule&gt;</annotation>
  </semantics>
</math>
</file>

<file path=Object 37/content.xml><?xml version="1.0" encoding="utf-8"?>
<math xmlns="http://www.w3.org/1998/Math/MathML" display="block">
  <semantics>
    <mrow>
      <mfrac>
        <mrow>
          <mo stretchy="false">−</mo>
          <mn>2</mn>
        </mrow>
        <mn>3</mn>
      </mfrac>
      <mo stretchy="false">×</mo>
      <mrow>
        <mo fence="true" stretchy="false">(</mo>
        <mrow>
          <mrow>
            <mfrac>
              <mn>4</mn>
              <mn>5</mn>
            </mfrac>
            <mo stretchy="false">+</mo>
            <mfrac>
              <mrow>
                <mo stretchy="false">−</mo>
                <mn>3</mn>
              </mrow>
              <mn>4</mn>
            </mfrac>
          </mrow>
        </mrow>
        <mo fence="true" stretchy="false">)</mo>
      </mrow>
    </mrow>
    <annotation encoding="StarMath 5.0">{alignc {{-2}}over{3}} times ({{alignc {4}over{5}}}+{{alignc {{-3}}over{4}}})%%&lt;cmathArbre&gt;«*­«/­«{}­«-­2»»­3»­«()­«+­«/­4­5»­«/­«{}­«-­3»»­4»»»»&lt;/cmathArbre&gt;&lt;cmathFormule&gt;{-2}/3*(4/5+{-3}/4)&lt;/cmathFormule&gt;</annotation>
  </semantics>
</math>
</file>

<file path=Object 38/content.xml><?xml version="1.0" encoding="utf-8"?>
<math xmlns="http://www.w3.org/1998/Math/MathML" display="block">
  <semantics>
    <mfrac>
      <mn>220</mn>
      <mn>154</mn>
    </mfrac>
    <annotation encoding="StarMath 5.0">{alignc {220}over{154}}%%&lt;cmathArbre&gt;«/­220­154»&lt;/cmathArbre&gt;&lt;cmathFormule&gt;220/154&lt;/cmathFormule&gt;</annotation>
  </semantics>
</math>
</file>

<file path=Object 39/content.xml><?xml version="1.0" encoding="utf-8"?>
<math xmlns="http://www.w3.org/1998/Math/MathML" display="block">
  <semantics>
    <mfrac>
      <mn>125</mn>
      <mn>175</mn>
    </mfrac>
    <annotation encoding="StarMath 5.0">{alignc {125}over{175}}%%&lt;cmathArbre&gt;«/­125­175»&lt;/cmathArbre&gt;&lt;cmathFormule&gt;125/175&lt;/cmathFormule&gt;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o stretchy="false">+</mo>
      <mfrac>
        <mn>1</mn>
        <mn>4</mn>
      </mfrac>
      <mo stretchy="false">+</mo>
      <mfrac>
        <mn>1</mn>
        <mn>6</mn>
      </mfrac>
      <mo stretchy="false">+</mo>
      <mfrac>
        <mn>1</mn>
        <mn>12</mn>
      </mfrac>
    </mrow>
    <annotation encoding="StarMath 5.0">{{alignc {1}over{2}}}+{{alignc {1}over{4}}}+{{alignc {1}over{6}}}+{{alignc {1}over{12}}}%%&lt;cmathArbre&gt;«+­«/­1­2»­«/­1­4»­«/­1­6»­«/­1­12»»&lt;/cmathArbre&gt;&lt;cmathFormule&gt;1/2+1/4+1/6+1/12&lt;/cmathFormule&gt;</annotation>
  </semantics>
</math>
</file>

<file path=Object 40/content.xml><?xml version="1.0" encoding="utf-8"?>
<math xmlns="http://www.w3.org/1998/Math/MathML" display="block">
  <semantics>
    <mfrac>
      <mn>540</mn>
      <mn>765</mn>
    </mfrac>
    <annotation encoding="StarMath 5.0">{alignc {540}over{765}}%%&lt;cmathArbre&gt;«/­540­765»&lt;/cmathArbre&gt;&lt;cmathFormule&gt;540/765&lt;/cmathFormule&gt;</annotation>
  </semantics>
</math>
</file>

<file path=Object 41/content.xml><?xml version="1.0" encoding="utf-8"?>
<math xmlns="http://www.w3.org/1998/Math/MathML" display="block">
  <semantics>
    <mfrac>
      <mn>88</mn>
      <mn>440</mn>
    </mfrac>
    <annotation encoding="StarMath 5.0">{alignc {88}over{440}}%%&lt;cmathArbre&gt;«/­88­440»&lt;/cmathArbre&gt;&lt;cmathFormule&gt;88/440&lt;/cmathFormule&gt;</annotation>
  </semantics>
</math>
</file>

<file path=Object 48/content.xml><?xml version="1.0" encoding="utf-8"?>
<math xmlns="http://www.w3.org/1998/Math/MathML" display="block">
  <semantics>
    <mfrac>
      <mn>126</mn>
      <mn>72</mn>
    </mfrac>
    <annotation encoding="StarMath 5.0">{alignc {126}over{72}}%%&lt;cmathArbre&gt;«/­126­72»&lt;/cmathArbre&gt;&lt;cmathFormule&gt;126/72&lt;/cmathFormule&gt;</annotation>
  </semantics>
</math>
</file>

<file path=Object 5/content.xml><?xml version="1.0" encoding="utf-8"?>
<math xmlns="http://www.w3.org/1998/Math/MathML" display="block">
  <semantics>
    <mrow>
      <mn>1</mn>
      <mo stretchy="false">+</mo>
      <mfrac>
        <mn>1</mn>
        <mn>11</mn>
      </mfrac>
      <mo stretchy="false">−</mo>
      <mfrac>
        <mn>1</mn>
        <mn>22</mn>
      </mfrac>
    </mrow>
    <annotation encoding="StarMath 5.0">{1}+{{{alignc {1}over{11}}}-{{alignc {1}over{22}}}}%%&lt;cmathArbre&gt;«+­1­«-­«/­1­11»­«/­1­22»»»&lt;/cmathArbre&gt;&lt;cmathFormule&gt;1+1/11-1/22&lt;/cmathFormule&gt;</annotation>
  </semantics>
</math>
</file>

<file path=Object 53/content.xml><?xml version="1.0" encoding="utf-8"?>
<math xmlns="http://www.w3.org/1998/Math/MathML" display="block">
  <semantics>
    <mfrac>
      <mn>6</mn>
      <mn>0,5</mn>
    </mfrac>
    <annotation encoding="StarMath 5.0">{alignc {6}over{0,5}}%%&lt;cmathArbre&gt;«/­6­0.5»&lt;/cmathArbre&gt;&lt;cmathFormule&gt;6/0.5&lt;/cmathFormule&gt;</annotation>
  </semantics>
</math>
</file>

<file path=Object 54/content.xml><?xml version="1.0" encoding="utf-8"?>
<math xmlns="http://www.w3.org/1998/Math/MathML" display="block">
  <semantics>
    <mfrac>
      <mn>4,86</mn>
      <mn>0,9</mn>
    </mfrac>
    <annotation encoding="StarMath 5.0">{alignc {4,86}over{0,9}}%%&lt;cmathArbre&gt;«/­4.86­0.9»&lt;/cmathArbre&gt;&lt;cmathFormule&gt;4.86/0.9&lt;/cmathFormule&gt;</annotation>
  </semantics>
</math>
</file>

<file path=Object 55/content.xml><?xml version="1.0" encoding="utf-8"?>
<math xmlns="http://www.w3.org/1998/Math/MathML" display="block">
  <semantics>
    <mfrac>
      <mn>7,8</mn>
      <mn>0,12</mn>
    </mfrac>
    <annotation encoding="StarMath 5.0">{alignc {7,8}over{0,12}}%%&lt;cmathArbre&gt;«/­7.8­0.12»&lt;/cmathArbre&gt;&lt;cmathFormule&gt;7.8/0.12&lt;/cmathFormule&gt;</annotation>
  </semantics>
</math>
</file>

<file path=Object 56/content.xml><?xml version="1.0" encoding="utf-8"?>
<math xmlns="http://www.w3.org/1998/Math/MathML" display="block">
  <semantics>
    <mfrac>
      <mn>1</mn>
      <mn>0,8</mn>
    </mfrac>
    <annotation encoding="StarMath 5.0">{alignc {1}over{0,8}}%%&lt;cmathArbre&gt;«/­1­0.8»&lt;/cmathArbre&gt;&lt;cmathFormule&gt;1/0.8&lt;/cmathFormule&gt;</annotation>
  </semantics>
</math>
</file>

<file path=Object 57/content.xml><?xml version="1.0" encoding="utf-8"?>
<math xmlns="http://www.w3.org/1998/Math/MathML" display="block">
  <semantics>
    <mfrac>
      <mn>7</mn>
      <mn>8</mn>
    </mfrac>
    <annotation encoding="StarMath 5.0">{alignc {7}over{8}}%%&lt;cmathArbre&gt;«/­7­8»&lt;/cmathArbre&gt;&lt;cmathFormule&gt;7/8&lt;/cmathFormule&gt;</annotation>
  </semantics>
</math>
</file>

<file path=Object 58/content.xml><?xml version="1.0" encoding="utf-8"?>
<math xmlns="http://www.w3.org/1998/Math/MathML" display="block">
  <semantics>
    <mfrac>
      <mn>315</mn>
      <mn>270</mn>
    </mfrac>
    <annotation encoding="StarMath 5.0">{alignc {315}over{270}}%%&lt;cmathArbre&gt;«/­315­270»&lt;/cmathArbre&gt;&lt;cmathFormule&gt;315/270&lt;/cmathFormule&gt;</annotation>
  </semantics>
</math>
</file>

<file path=Object 59/content.xml><?xml version="1.0" encoding="utf-8"?>
<math xmlns="http://www.w3.org/1998/Math/MathML" display="block">
  <semantics>
    <mfrac>
      <mn>165</mn>
      <mn>195</mn>
    </mfrac>
    <annotation encoding="StarMath 5.0">{alignc {165}over{195}}%%&lt;cmathArbre&gt;«/­165­195»&lt;/cmathArbre&gt;&lt;cmathFormule&gt;165/195&lt;/cmathFormule&gt;</annotation>
  </semantics>
</math>
</file>

<file path=Object 6/content.xml><?xml version="1.0" encoding="utf-8"?>
<math xmlns="http://www.w3.org/1998/Math/MathML" display="block">
  <semantics>
    <mrow>
      <mfrac>
        <mn>14</mn>
        <mn>9</mn>
      </mfrac>
      <mo stretchy="false">−</mo>
      <mrow>
        <mo fence="true" stretchy="false">(</mo>
        <mrow>
          <mrow>
            <mfrac>
              <mn>13</mn>
              <mn>18</mn>
            </mfrac>
            <mo stretchy="false">+</mo>
            <mfrac>
              <mn>4</mn>
              <mn>9</mn>
            </mfrac>
          </mrow>
        </mrow>
        <mo fence="true" stretchy="false">)</mo>
      </mrow>
    </mrow>
    <annotation encoding="StarMath 5.0">{{alignc {14}over{9}}}-{({{alignc {13}over{18}}}+{{alignc {4}over{9}}})}%%&lt;cmathArbre&gt;«-­«/­14­9»­«()­«+­«/­13­18»­«/­4­9»»»»&lt;/cmathArbre&gt;&lt;cmathFormule&gt;14/9-(13/18+4/9)&lt;/cmathFormule&gt;</annotation>
  </semantics>
</math>
</file>

<file path=Object 60/content.xml><?xml version="1.0" encoding="utf-8"?>
<math xmlns="http://www.w3.org/1998/Math/MathML" display="block">
  <semantics>
    <mfrac>
      <mn>352</mn>
      <mn>480</mn>
    </mfrac>
    <annotation encoding="StarMath 5.0">{alignc {352}over{480}}%%&lt;cmathArbre&gt;«/­352­480»&lt;/cmathArbre&gt;&lt;cmathFormule&gt;352/480&lt;/cmathFormule&gt;</annotation>
  </semantics>
</math>
</file>

<file path=Object 61/content.xml><?xml version="1.0" encoding="utf-8"?>
<math xmlns="http://www.w3.org/1998/Math/MathML" display="block">
  <semantics>
    <mfrac>
      <mn>13</mn>
      <mn>16</mn>
    </mfrac>
    <annotation encoding="StarMath 5.0">{alignc {13}over{16}}%%&lt;cmathArbre&gt;«/­13­16»&lt;/cmathArbre&gt;&lt;cmathFormule&gt;13/16&lt;/cmathFormule&gt;</annotation>
  </semantics>
</math>
</file>

<file path=Object 64/content.xml><?xml version="1.0" encoding="utf-8"?>
<math xmlns="http://www.w3.org/1998/Math/MathML" display="block">
  <semantics>
    <mfrac>
      <mn>7</mn>
      <mn>2</mn>
    </mfrac>
    <annotation encoding="StarMath 5.0">{7}over{2}</annotation>
  </semantics>
</math>
</file>

<file path=Object 65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66/content.xml><?xml version="1.0" encoding="utf-8"?>
<math xmlns="http://www.w3.org/1998/Math/MathML" display="block">
  <semantics>
    <mfrac>
      <mn>7</mn>
      <mn>4</mn>
    </mfrac>
    <annotation encoding="StarMath 5.0">{7}over{4}</annotation>
  </semantics>
</math>
</file>

<file path=Object 67/content.xml><?xml version="1.0" encoding="utf-8"?>
<math xmlns="http://www.w3.org/1998/Math/MathML" display="block">
  <semantics>
    <mfrac>
      <mn>7</mn>
      <mn>5</mn>
    </mfrac>
    <annotation encoding="StarMath 5.0">{7}over{5}</annotation>
  </semantics>
</math>
</file>

<file path=Object 68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69/content.xml><?xml version="1.0" encoding="utf-8"?>
<math xmlns="http://www.w3.org/1998/Math/MathML" display="block">
  <semantics>
    <mfrac>
      <mn>5</mn>
      <mn>8</mn>
    </mfrac>
    <annotation encoding="StarMath 5.0">{alignc {5}over{8}}%%&lt;cmathArbre&gt;«/­5­8»&lt;/cmathArbre&gt;&lt;cmathFormule&gt;5/8&lt;/cmathFormule&gt;</annotation>
  </semantics>
</math>
</file>

<file path=Object 7/content.xml><?xml version="1.0" encoding="utf-8"?>
<math xmlns="http://www.w3.org/1998/Math/MathML" display="block">
  <semantics>
    <mrow>
      <mfrac>
        <mn>2</mn>
        <mn>3</mn>
      </mfrac>
      <mo stretchy="false">−</mo>
      <mrow>
        <mo fence="true" stretchy="false">(</mo>
        <mrow>
          <mrow>
            <mfrac>
              <mn>1</mn>
              <mn>3</mn>
            </mfrac>
            <mo stretchy="false">+</mo>
            <mfrac>
              <mn>1</mn>
              <mn>9</mn>
            </mfrac>
          </mrow>
        </mrow>
        <mo fence="true" stretchy="false">)</mo>
      </mrow>
    </mrow>
    <annotation encoding="StarMath 5.0">{{alignc {2}over{3}}}-{({{alignc {1}over{3}}}+{{alignc {1}over{9}}})}%%&lt;cmathArbre&gt;«-­«/­2­3»­«()­«+­«/­1­3»­«/­1­9»»»»&lt;/cmathArbre&gt;&lt;cmathFormule&gt;2/3-(1/3+1/9)&lt;/cmathFormule&gt;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{alignc {1}over{2}}%%&lt;cmathArbre&gt;«/­1­2»&lt;/cmathArbre&gt;&lt;cmathFormule&gt;1/2&lt;/cmathFormule&gt;</annotation>
  </semantics>
</math>
</file>

<file path=Object 72/content.xml><?xml version="1.0" encoding="utf-8"?>
<math xmlns="http://www.w3.org/1998/Math/MathML" display="block">
  <semantics>
    <mfrac>
      <mn>1</mn>
      <mn>3</mn>
    </mfrac>
    <annotation encoding="StarMath 5.0">{alignc {1}over{3}}%%&lt;cmathArbre&gt;«/­1­3»&lt;/cmathArbre&gt;&lt;cmathFormule&gt;1/3&lt;/cmathFormule&gt;</annotation>
  </semantics>
</math>
</file>

<file path=Object 73/content.xml><?xml version="1.0" encoding="utf-8"?>
<math xmlns="http://www.w3.org/1998/Math/MathML" display="block">
  <semantics>
    <mfrac>
      <mn>12</mn>
      <mn>75</mn>
    </mfrac>
    <annotation encoding="StarMath 5.0">{alignc {12}over{75}}%%&lt;cmathArbre&gt;«/­12­75»&lt;/cmathArbre&gt;&lt;cmathFormule&gt;12/75&lt;/cmathFormule&gt;</annotation>
  </semantics>
</math>
</file>

<file path=Object 74/content.xml><?xml version="1.0" encoding="utf-8"?>
<math xmlns="http://www.w3.org/1998/Math/MathML" display="block">
  <semantics>
    <mfrac>
      <mn>6</mn>
      <mn>25</mn>
    </mfrac>
    <annotation encoding="StarMath 5.0">{alignc {6}over{25}}%%&lt;cmathArbre&gt;«/­6­25»&lt;/cmathArbre&gt;&lt;cmathFormule&gt;6/25&lt;/cmathFormule&gt;</annotation>
  </semantics>
</math>
</file>

<file path=Object 8/content.xml><?xml version="1.0" encoding="utf-8"?>
<math xmlns="http://www.w3.org/1998/Math/MathML" display="block">
  <semantics>
    <mrow>
      <mfrac>
        <mn>8</mn>
        <mn>30</mn>
      </mfrac>
      <mo stretchy="false">−</mo>
      <mrow>
        <mo fence="true" stretchy="false">(</mo>
        <mrow>
          <mrow>
            <mfrac>
              <mn>2</mn>
              <mn>5</mn>
            </mfrac>
            <mo stretchy="false">−</mo>
            <mfrac>
              <mn>2</mn>
              <mn>15</mn>
            </mfrac>
          </mrow>
        </mrow>
        <mo fence="true" stretchy="false">)</mo>
      </mrow>
    </mrow>
    <annotation encoding="StarMath 5.0">{{alignc {8}over{30}}}-{({{alignc {2}over{5}}}-{{alignc {2}over{15}}})}%%&lt;cmathArbre&gt;«-­«/­8­30»­«()­«-­«/­2­5»­«/­2­15»»»»&lt;/cmathArbre&gt;&lt;cmathFormule&gt;8/30-(2/5-2/15)&lt;/cmathFormule&gt;</annotation>
  </semantics>
</math>
</file>

<file path=Object 9/content.xml><?xml version="1.0" encoding="utf-8"?>
<math xmlns="http://www.w3.org/1998/Math/MathML" display="block">
  <semantics>
    <mfrac>
      <mn>9</mn>
      <mn>15</mn>
    </mfrac>
    <annotation encoding="StarMath 5.0">{alignc {9}over{15}}%%&lt;cmathArbre&gt;«/­9­15»&lt;/cmathArbre&gt;&lt;cmathFormule&gt;9/15&lt;/cmathFormule&gt;</annotation>
  </semantics>
</math>
</file>